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2.502cm"/>
    </style:style>
    <style:style style:name="gr6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2.55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normal"/>
    </style:style>
    <style:style style:name="P3" style:family="paragraph">
      <style:text-properties fo:color="#004586" fo:font-weight="normal"/>
    </style:style>
    <style:style style:name="P4" style:family="paragraph">
      <style:text-properties fo:color="#004586"/>
    </style:style>
    <style:style style:name="T1" style:family="text">
      <style:text-properties fo:color="#004586"/>
    </style:style>
    <style:style style:name="T2" style:family="text">
      <style:text-properties fo:color="#004586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cm" svg:height="1cm" svg:x="12.4cm" svg:y="7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18.4cm" svg:y="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cm" svg:height="1cm" svg:x="18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cm" svg:height="1cm" svg:x="6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6.4cm" svg:y="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254cm" svg:y1="8.108cm" svg:x2="18.4cm" svg:y2="7.062cm" draw:start-shape="id1" draw:start-glue-point="11" draw:end-shape="id2" draw:end-glue-point="6" svg:d="M13254 8108l5146-1046" svg:viewBox="0 0 5147 1047">
          <text:p/>
        </draw:connector>
        <draw:connector draw:style-name="gr3" draw:text-style-name="P1" draw:layer="layout" draw:type="line" svg:x1="13.4cm" svg:y1="8.462cm" svg:x2="18.4cm" svg:y2="10.062cm" draw:start-shape="id1" draw:start-glue-point="10" draw:end-shape="id3" draw:end-glue-point="6" svg:d="M13400 8462l5000 1600" svg:viewBox="0 0 5001 1601">
          <text:p/>
        </draw:connector>
        <draw:connector draw:style-name="gr3" draw:text-style-name="P1" draw:layer="layout" draw:type="line" svg:x1="12.546cm" svg:y1="12.708cm" svg:x2="7.254cm" svg:y2="10.416cm" draw:start-shape="id4" draw:start-glue-point="5" draw:end-shape="id5" draw:end-glue-point="9" svg:d="M12546 12708l-5292-2292" svg:viewBox="0 0 5293 2293">
          <text:p/>
        </draw:connector>
        <draw:connector draw:style-name="gr3" draw:text-style-name="P1" draw:layer="layout" draw:type="line" svg:x1="12.546cm" svg:y1="8.108cm" svg:x2="7.4cm" svg:y2="7.062cm" draw:start-shape="id1" draw:start-glue-point="5" draw:end-shape="id6" draw:end-glue-point="10" svg:d="M12546 8108l-5146-1046" svg:viewBox="0 0 5147 1047">
          <text:p/>
        </draw:connector>
        <draw:frame draw:style-name="gr4" draw:text-style-name="P3" draw:layer="layout" svg:width="2.754cm" svg:height="0.962cm" svg:x="4.985cm" svg:y="5.6cm">
          <draw:text-box>
            <text:p text:style-name="P2"><text:span text:style-name="T1">Model 6</text:span></text:p>
          </draw:text-box>
        </draw:frame>
        <draw:frame draw:style-name="gr5" draw:text-style-name="P4" draw:layer="layout" svg:width="3.002cm" svg:height="0.962cm" svg:x="18.498cm" svg:y="5.6cm">
          <draw:text-box>
            <text:p><text:span text:style-name="T1">Model 4</text:span><text:span text:style-name="T1"><text:tab/></text:span></text:p>
          </draw:text-box>
        </draw:frame>
        <draw:frame draw:style-name="gr4" draw:text-style-name="P3" draw:layer="layout" svg:width="2.754cm" svg:height="0.962cm" svg:x="10.9cm" svg:y="7.038cm">
          <draw:text-box>
            <text:p text:style-name="P2"><text:span text:style-name="T1">Model 5</text:span></text:p>
          </draw:text-box>
        </draw:frame>
        <draw:frame draw:style-name="gr4" draw:text-style-name="P3" draw:layer="layout" svg:width="2.754cm" svg:height="0.962cm" svg:x="18.464cm" svg:y="8.6cm">
          <draw:text-box>
            <text:p text:style-name="P2"><text:span text:style-name="T1">Model 8</text:span></text:p>
          </draw:text-box>
        </draw:frame>
        <draw:frame draw:style-name="gr4" draw:text-style-name="P3" draw:layer="layout" svg:width="2.754cm" svg:height="0.962cm" svg:x="5cm" svg:y="8.6cm">
          <draw:text-box>
            <text:p text:style-name="P2"><text:span text:style-name="T1">Model 7</text:span></text:p>
          </draw:text-box>
        </draw:frame>
        <draw:custom-shape draw:style-name="gr2" draw:text-style-name="P1" xml:id="id11" draw:id="id11" draw:layer="layout" svg:width="1cm" svg:height="1cm" svg:x="6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cm" svg:height="1cm" svg:x="6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cm" svg:height="1cm" svg:x="12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cm" svg:height="1cm" svg:x="18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cm" svg:height="1cm" svg:x="18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cm" svg:height="1cm" svg:x="12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754cm" svg:height="0.962cm" svg:x="5.086cm" svg:y="2.7cm">
          <draw:text-box>
            <text:p><text:span text:style-name="T1">Model 1</text:span></text:p>
          </draw:text-box>
        </draw:frame>
        <draw:connector draw:style-name="gr3" draw:text-style-name="P1" draw:layer="layout" draw:type="lines" svg:x1="7.4cm" svg:y1="4.062cm" svg:x2="12.4cm" svg:y2="4.062cm" draw:start-shape="id7" draw:start-glue-point="10" draw:end-shape="id8" draw:end-glue-point="6" svg:d="M7400 4062h502 3997 501" svg:viewBox="0 0 5001 1">
          <text:p/>
        </draw:connector>
        <draw:frame draw:style-name="gr4" draw:text-style-name="P4" draw:layer="layout" svg:width="2.754cm" svg:height="0.962cm" svg:x="11.587cm" svg:y="2.7cm">
          <draw:text-box>
            <text:p><text:span text:style-name="T1">Model 2</text:span></text:p>
          </draw:text-box>
        </draw:frame>
        <draw:frame draw:style-name="gr4" draw:text-style-name="P3" draw:layer="layout" svg:width="2.754cm" svg:height="0.962cm" svg:x="18.488cm" svg:y="2.7cm">
          <draw:text-box>
            <text:p><text:span text:style-name="T2">Model 3</text:span></text:p>
          </draw:text-box>
        </draw:frame>
        <draw:connector draw:style-name="gr3" draw:text-style-name="P1" draw:layer="layout" draw:type="line" svg:x1="18.546cm" svg:y1="4.416cm" svg:x2="18.546cm" svg:y2="6.708cm" draw:start-shape="id9" draw:start-glue-point="7" draw:end-shape="id2" draw:end-glue-point="5" svg:d="M18546 4416v2292" svg:viewBox="0 0 1 2293">
          <text:p/>
        </draw:connector>
        <draw:connector draw:style-name="gr3" draw:text-style-name="P1" draw:layer="layout" draw:type="line" svg:x1="13.4cm" svg:y1="4.062cm" svg:x2="18.4cm" svg:y2="4.062cm" draw:start-shape="id8" draw:start-glue-point="10" draw:end-shape="id9" draw:end-glue-point="6" svg:d="M13400 4062h5000" svg:viewBox="0 0 5001 1">
          <text:p/>
        </draw:connector>
        <draw:frame draw:style-name="gr6" draw:text-style-name="P4" draw:layer="layout" svg:width="3.106cm" svg:height="0.962cm" svg:x="18.148cm" svg:y="13.538cm">
          <draw:text-box>
            <text:p><text:span text:style-name="T1">Model 11</text:span></text:p>
          </draw:text-box>
        </draw:frame>
        <draw:connector draw:style-name="gr3" draw:text-style-name="P1" draw:layer="layout" draw:type="line" svg:x1="18.4cm" svg:y1="13.062cm" svg:x2="13.254cm" svg:y2="8.816cm" draw:start-shape="id10" draw:start-glue-point="6" draw:end-shape="id1" draw:end-glue-point="9" svg:d="M18400 13062l-5146-4246" svg:viewBox="0 0 5147 4247">
          <text:p/>
        </draw:connector>
        <draw:connector draw:style-name="gr7" draw:text-style-name="P1" draw:layer="layout" draw:type="line" svg:x1="18.9cm" svg:y1="12.562cm" svg:x2="18.9cm" svg:y2="10.562cm" draw:start-shape="id10" draw:start-glue-point="4" draw:end-shape="id3" draw:end-glue-point="8" svg:d="M18900 12562v-2000" svg:viewBox="0 0 1 2001">
          <text:p/>
        </draw:connector>
        <draw:frame draw:style-name="gr4" draw:text-style-name="P4" draw:layer="layout" svg:width="2.754cm" svg:height="0.962cm" svg:x="5.001cm" svg:y="13.5cm">
          <draw:text-box>
            <text:p><text:span text:style-name="T1">Model 9</text:span></text:p>
          </draw:text-box>
        </draw:frame>
        <draw:connector draw:style-name="gr3" draw:text-style-name="P1" draw:layer="layout" draw:type="line" svg:x1="7.254cm" svg:y1="12.708cm" svg:x2="12.546cm" svg:y2="8.816cm" draw:start-shape="id11" draw:start-glue-point="11" draw:end-shape="id1" draw:end-glue-point="7" svg:d="M7254 12708l5292-3892" svg:viewBox="0 0 5293 3893">
          <text:p/>
        </draw:connector>
        <draw:frame draw:style-name="gr4" draw:text-style-name="P4" draw:layer="layout" svg:width="3.106cm" svg:height="0.962cm" svg:x="11.426cm" svg:y="13.6cm">
          <draw:text-box>
            <text:p><text:span text:style-name="T1">Model 10</text:span></text:p>
          </draw:text-box>
        </draw:frame>
        <draw:connector draw:style-name="gr3" draw:text-style-name="P1" draw:layer="layout" draw:type="line" svg:x1="12.9cm" svg:y1="12.562cm" svg:x2="7.254cm" svg:y2="7.416cm" draw:start-shape="id4" draw:start-glue-point="4" draw:end-shape="id6" draw:end-glue-point="9" svg:d="M12900 12562l-5646-5146" svg:viewBox="0 0 5647 5147">
          <text:p/>
        </draw:connector>
        <draw:connector draw:style-name="gr8" draw:text-style-name="P1" draw:layer="layout" svg:x1="7.254cm" svg:y1="4.416cm" svg:x2="7.4cm" svg:y2="10.062cm" draw:start-shape="id7" draw:start-glue-point="9" draw:end-shape="id5" draw:end-glue-point="10" svg:d="M7254 4416h648v5646h-502" svg:viewBox="0 0 649 5647">
          <text:p/>
        </draw:connector>
        <draw:connector draw:style-name="gr8" draw:text-style-name="P1" draw:layer="layout" draw:line-skew="0.498cm" svg:x1="7.254cm" svg:y1="4.416cm" svg:x2="7.4cm" svg:y2="13.062cm" draw:start-shape="id7" draw:start-glue-point="9" draw:end-shape="id11" draw:end-glue-point="10" svg:d="M7254 4416h1146v8646h-1000" svg:viewBox="0 0 1147 8647">
          <text:p/>
        </draw:connector>
        <draw:connector draw:style-name="gr3" draw:text-style-name="P1" draw:layer="layout" draw:type="line" svg:x1="12.9cm" svg:y1="4.562cm" svg:x2="12.9cm" svg:y2="7.962cm" draw:start-shape="id8" draw:start-glue-point="8" draw:end-shape="id1" draw:end-glue-point="4" svg:d="M12900 4562v3400" svg:viewBox="0 0 1 3401">
          <text:p/>
        </draw:connector>
        <draw:connector draw:style-name="gr8" draw:text-style-name="P1" draw:layer="layout" svg:x1="7.254cm" svg:y1="4.416cm" svg:x2="12.4cm" svg:y2="13.062cm" draw:end-shape="id4" draw:end-glue-point="6" svg:d="M7254 4416h2323v8646h2823" svg:viewBox="0 0 5147 8647">
          <text:p/>
        </draw:connector>
        <draw:connector draw:style-name="gr8" draw:text-style-name="P1" draw:layer="layout" svg:x1="18.4cm" svg:y1="13.062cm" svg:x2="13.4cm" svg:y2="13.062cm" draw:start-shape="id10" draw:start-glue-point="6" draw:end-shape="id4" draw:end-glue-point="10" svg:d="M18400 13062h-5000" svg:viewBox="0 0 5001 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21:26:00.332549149</meta:creation-date>
    <dc:date>2016-03-09T01:57:55.825789500</dc:date>
    <meta:editing-duration>PT3H7M52S</meta:editing-duration>
    <meta:editing-cycles>13</meta:editing-cycles>
    <meta:generator>LibreOffice/4.2.8.2$Linux_X86_64 LibreOffice_project/420m0$Build-2</meta:generator>
    <meta:document-statistic meta:object-count="61"/>
  </office:meta>
</office:document-meta>
</file>